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b7bd" officeooo:paragraph-rsid="0009b7bd"/>
    </style:style>
    <style:style style:name="P2" style:family="paragraph" style:parent-style-name="Standard">
      <style:text-properties officeooo:rsid="000ad394" officeooo:paragraph-rsid="000ad3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.11</text:p>
      <text:p text:style-name="P2">Start breach</text:p>
      <text:p text:style-name="P1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1T18:35:01.678813369</meta:creation-date>
    <meta:generator>LibreOffice/6.0.7.3$Linux_X86_64 LibreOffice_project/00m0$Build-3</meta:generator>
    <dc:date>2019-02-11T18:35:46.862255935</dc:date>
    <meta:editing-duration>PT46S</meta:editing-duration>
    <meta:editing-cycles>2</meta:editing-cycles>
    <meta:document-statistic meta:table-count="0" meta:image-count="0" meta:object-count="0" meta:page-count="1" meta:paragraph-count="2" meta:word-count="3" meta:character-count="16" meta:non-whitespace-character-count="15"/>
  </office:meta>
</office:document-meta>
</file>